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518e" officeooo:paragraph-rsid="001c518e"/>
    </style:style>
    <style:style style:name="P2" style:family="paragraph" style:parent-style-name="Text_20_body">
      <style:text-properties style:font-name="Liberation Mono" fo:font-size="12pt" style:font-name-asian="Liberation Mono" style:font-size-asian="12pt" style:font-size-complex="12pt"/>
    </style:style>
    <style:style style:name="P3" style:family="paragraph" style:parent-style-name="Text_20_body">
      <style:text-properties style:font-name="Liberation Mono" fo:font-size="12pt" officeooo:paragraph-rsid="001c7bdc" style:font-name-asian="Liberation Mono" style:font-size-asian="12pt" style:font-size-complex="12pt"/>
    </style:style>
    <style:style style:name="P4" style:family="paragraph" style:parent-style-name="Text_20_body">
      <style:text-properties style:font-name="Liberation Mono" fo:font-size="12pt" officeooo:rsid="001c7bdc" officeooo:paragraph-rsid="001c7bdc" style:font-name-asian="Liberation Mono" style:font-size-asian="12pt" style:font-size-complex="12pt"/>
    </style:style>
    <style:style style:name="P5" style:family="paragraph" style:parent-style-name="Text_20_body">
      <style:text-properties style:font-name="Liberation Mono" fo:font-size="12pt" officeooo:rsid="001c7bdc" officeooo:paragraph-rsid="001ca222" style:font-name-asian="Liberation Mono" style:font-size-asian="12pt" style:font-size-complex="12pt"/>
    </style:style>
    <style:style style:name="P6" style:family="paragraph" style:parent-style-name="Text_20_body">
      <style:text-properties style:font-name="Liberation Mono" fo:font-size="12pt" officeooo:rsid="001ca222" officeooo:paragraph-rsid="001ca222" style:font-name-asian="Liberation Mono" style:font-size-asian="12pt" style:font-size-complex="12pt"/>
    </style:style>
    <style:style style:name="P7" style:family="paragraph" style:parent-style-name="Preformatted_20_Text">
      <style:text-properties officeooo:rsid="001c518e" officeooo:paragraph-rsid="001c518e"/>
    </style:style>
    <style:style style:name="P8" style:family="paragraph" style:parent-style-name="Standard" style:list-style-name="L1">
      <style:text-properties officeooo:paragraph-rsid="001c518e"/>
    </style:style>
    <style:style style:name="P9" style:family="paragraph" style:parent-style-name="Standard" style:list-style-name="L1">
      <style:text-properties officeooo:rsid="001c518e" officeooo:paragraph-rsid="001c518e"/>
    </style:style>
    <style:style style:name="P10" style:family="paragraph" style:parent-style-name="Standard">
      <style:text-properties style:font-name="Liberation Mono" fo:font-size="12pt" officeooo:rsid="001c518e" officeooo:paragraph-rsid="001ffc94" style:font-name-asian="Liberation Mono" style:font-size-asian="12pt" style:font-size-complex="12pt"/>
    </style:style>
    <style:style style:name="P11" style:family="paragraph" style:parent-style-name="Standard" style:list-style-name="L16">
      <style:text-properties style:font-name="Liberation Mono" fo:font-size="12pt" officeooo:rsid="001c518e" officeooo:paragraph-rsid="001ffc94" style:font-name-asian="Liberation Mono" style:font-size-asian="12pt" style:font-size-complex="12pt"/>
    </style:style>
    <style:style style:name="P12" style:family="paragraph" style:parent-style-name="Standard" style:list-style-name="L16">
      <style:text-properties officeooo:rsid="001ffc94" officeooo:paragraph-rsid="001ffc94"/>
    </style:style>
    <style:style style:name="P13" style:family="paragraph" style:parent-style-name="Text_20_body">
      <style:text-properties style:font-name="Liberation Mono" fo:font-size="12pt" style:font-name-asian="Liberation Mono" style:font-size-asian="12pt" style:font-size-complex="12pt"/>
    </style:style>
    <style:style style:name="P14" style:family="paragraph" style:parent-style-name="Text_20_body" style:list-style-name="L1">
      <style:text-properties style:font-name="Liberation Mono" fo:font-size="12pt" officeooo:paragraph-rsid="001c7bdc" style:font-name-asian="Liberation Mono" style:font-size-asian="12pt" style:font-size-complex="12pt"/>
    </style:style>
    <style:style style:name="P15" style:family="paragraph" style:parent-style-name="Text_20_body" style:list-style-name="L1">
      <style:text-properties style:font-name="Liberation Mono" fo:font-size="12pt" officeooo:rsid="001c518e" officeooo:paragraph-rsid="001c7bdc" style:font-name-asian="Liberation Mono" style:font-size-asian="12pt" style:font-size-complex="12pt"/>
    </style:style>
    <style:style style:name="P16" style:family="paragraph" style:parent-style-name="Text_20_body" style:list-style-name="L2">
      <style:text-properties style:font-name="Liberation Mono" fo:font-size="12pt" style:font-name-asian="Liberation Mono" style:font-size-asian="12pt" style:font-size-complex="12pt"/>
    </style:style>
    <style:style style:name="P17" style:family="paragraph" style:parent-style-name="Text_20_body" style:list-style-name="L2">
      <style:text-properties style:font-name="Liberation Mono" fo:font-size="12pt" officeooo:paragraph-rsid="001c7bdc" style:font-name-asian="Liberation Mono" style:font-size-asian="12pt" style:font-size-complex="12pt"/>
    </style:style>
    <style:style style:name="P18" style:family="paragraph" style:parent-style-name="Text_20_body" style:list-style-name="L3">
      <style:text-properties style:font-name="Liberation Mono" fo:font-size="12pt" style:font-name-asian="Liberation Mono" style:font-size-asian="12pt" style:font-size-complex="12pt"/>
    </style:style>
    <style:style style:name="P19" style:family="paragraph" style:parent-style-name="Text_20_body" style:list-style-name="L4">
      <style:text-properties style:font-name="Liberation Mono" fo:font-size="12pt" style:font-name-asian="Liberation Mono" style:font-size-asian="12pt" style:font-size-complex="12pt"/>
    </style:style>
    <style:style style:name="P20" style:family="paragraph" style:parent-style-name="Text_20_body" style:list-style-name="L5">
      <style:text-properties style:font-name="Liberation Mono" fo:font-size="12pt" style:font-name-asian="Liberation Mono" style:font-size-asian="12pt" style:font-size-complex="12pt"/>
    </style:style>
    <style:style style:name="P21" style:family="paragraph" style:parent-style-name="Text_20_body" style:list-style-name="L6">
      <style:text-properties style:font-name="Liberation Mono" fo:font-size="12pt" style:font-name-asian="Liberation Mono" style:font-size-asian="12pt" style:font-size-complex="12pt"/>
    </style:style>
    <style:style style:name="P22" style:family="paragraph" style:parent-style-name="Text_20_body" style:list-style-name="L7">
      <style:text-properties style:font-name="Liberation Mono" fo:font-size="12pt" style:font-name-asian="Liberation Mono" style:font-size-asian="12pt" style:font-size-complex="12pt"/>
    </style:style>
    <style:style style:name="P23" style:family="paragraph" style:parent-style-name="Text_20_body" style:list-style-name="L8">
      <style:text-properties style:font-name="Liberation Mono" fo:font-size="12pt" style:font-name-asian="Liberation Mono" style:font-size-asian="12pt" style:font-size-complex="12pt"/>
    </style:style>
    <style:style style:name="P24" style:family="paragraph" style:parent-style-name="Text_20_body" style:list-style-name="L9">
      <style:text-properties style:font-name="Liberation Mono" fo:font-size="12pt" style:font-name-asian="Liberation Mono" style:font-size-asian="12pt" style:font-size-complex="12pt"/>
    </style:style>
    <style:style style:name="P25" style:family="paragraph" style:parent-style-name="Text_20_body" style:list-style-name="L10">
      <style:text-properties style:font-name="Liberation Mono" fo:font-size="12pt" style:font-name-asian="Liberation Mono" style:font-size-asian="12pt" style:font-size-complex="12pt"/>
    </style:style>
    <style:style style:name="P26" style:family="paragraph" style:parent-style-name="Text_20_body" style:list-style-name="L11">
      <style:text-properties style:font-name="Liberation Mono" fo:font-size="12pt" style:font-name-asian="Liberation Mono" style:font-size-asian="12pt" style:font-size-complex="12pt"/>
    </style:style>
    <style:style style:name="P27" style:family="paragraph" style:parent-style-name="Text_20_body" style:list-style-name="L12">
      <style:text-properties style:font-name="Liberation Mono" fo:font-size="12pt" style:font-name-asian="Liberation Mono" style:font-size-asian="12pt" style:font-size-complex="12pt"/>
    </style:style>
    <style:style style:name="P28" style:family="paragraph" style:parent-style-name="Text_20_body" style:list-style-name="L13">
      <style:text-properties style:font-name="Liberation Mono" fo:font-size="12pt" style:font-name-asian="Liberation Mono" style:font-size-asian="12pt" style:font-size-complex="12pt"/>
    </style:style>
    <style:style style:name="P29" style:family="paragraph" style:parent-style-name="Text_20_body" style:list-style-name="L14">
      <style:text-properties style:font-name="Liberation Mono" fo:font-size="12pt" officeooo:rsid="001c7bdc" officeooo:paragraph-rsid="001c7bdc" style:font-name-asian="Liberation Mono" style:font-size-asian="12pt" style:font-size-complex="12pt"/>
    </style:style>
    <style:style style:name="P30" style:family="paragraph" style:parent-style-name="Text_20_body" style:list-style-name="L14">
      <style:text-properties style:font-name="Liberation Mono" fo:font-size="12pt" officeooo:rsid="001c7bdc" officeooo:paragraph-rsid="001ca222" style:font-name-asian="Liberation Mono" style:font-size-asian="12pt" style:font-size-complex="12pt"/>
    </style:style>
    <style:style style:name="P31" style:family="paragraph" style:parent-style-name="Text_20_body" style:list-style-name="L15">
      <style:text-properties style:font-name="Liberation Mono" fo:font-size="12pt" officeooo:rsid="001c7bdc" officeooo:paragraph-rsid="001ca222" style:font-name-asian="Liberation Mono" style:font-size-asian="12pt" style:font-size-complex="12pt"/>
    </style:style>
    <style:style style:name="P32" style:family="paragraph" style:parent-style-name="Text_20_body" style:list-style-name="L15">
      <style:text-properties style:font-name="Liberation Mono" fo:font-size="12pt" officeooo:rsid="001ca222" officeooo:paragraph-rsid="001ca222" style:font-name-asian="Liberation Mono" style:font-size-asian="12pt" style:font-size-complex="12pt"/>
    </style:style>
    <style:style style:name="P33" style:family="paragraph" style:parent-style-name="Text_20_body">
      <style:text-properties style:font-name="Liberation Mono" fo:font-size="12pt" officeooo:rsid="001ca222" officeooo:paragraph-rsid="001ca222" style:font-name-asian="Liberation Mono" style:font-size-asian="12pt" style:font-size-complex="12pt"/>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2">
      <style:text-properties officeooo:paragraph-rsid="001c7bdc"/>
    </style:style>
    <style:style style:name="P37" style:family="paragraph" style:parent-style-name="Preformatted_20_Text" style:list-style-name="L1">
      <style:text-properties officeooo:paragraph-rsid="001c518e"/>
    </style:style>
    <style:style style:name="P38" style:family="paragraph" style:parent-style-name="Preformatted_20_Text" style:list-style-name="L1">
      <style:text-properties officeooo:rsid="001c518e" officeooo:paragraph-rsid="001c518e"/>
    </style:style>
    <style:style style:name="P39" style:family="paragraph" style:parent-style-name="Preformatted_20_Text" style:list-style-name="L1">
      <style:text-properties style:font-name="Liberation Mono" fo:font-size="12pt" officeooo:paragraph-rsid="001c518e" style:font-name-asian="Liberation Mono" style:font-size-asian="12pt" style:font-size-complex="12pt"/>
    </style:style>
    <style:style style:name="P40" style:family="paragraph" style:parent-style-name="Preformatted_20_Text" style:list-style-name="L1">
      <style:text-properties style:font-name="Liberation Mono" fo:font-size="12pt" officeooo:rsid="001c518e" officeooo:paragraph-rsid="001c518e" style:font-name-asian="Liberation Mono" style:font-size-asian="12pt" style:font-size-complex="12pt"/>
    </style:style>
    <style:style style:name="T1" style:family="text">
      <style:text-properties style:font-name="Liberation Mono" fo:font-size="12pt" style:text-underline-style="none" style:font-size-asian="12pt" style:font-size-complex="12pt"/>
    </style:style>
    <style:style style:name="T2" style:family="text">
      <style:text-properties style:font-name="Liberation Mono" fo:font-size="12pt" style:text-underline-style="none" officeooo:rsid="001c518e" style:font-size-asian="12pt" style:font-size-complex="12pt"/>
    </style:style>
    <style:style style:name="T3" style:family="text">
      <style:text-properties style:font-name="Liberation Mono" fo:font-size="12pt" style:text-underline-style="none" fo:font-weight="normal" style:font-size-asian="12pt" style:font-weight-asian="normal" style:font-size-complex="12pt" style:font-weight-complex="normal"/>
    </style:style>
    <style:style style:name="T4" style:family="text">
      <style:text-properties style:font-name="Liberation Mono" fo:font-size="12pt" style:text-underline-style="none" fo:font-weight="normal" style:font-name-asian="Liberation Mono" style:font-size-asian="12pt" style:font-weight-asian="normal" style:font-size-complex="12pt" style:font-weight-complex="normal"/>
    </style:style>
    <style:style style:name="T5" style:family="text">
      <style:text-properties style:font-name="Liberation Mono" fo:font-size="12pt" style:text-underline-style="none" fo:font-weight="normal" officeooo:rsid="001c518e" style:font-name-asian="Liberation Mono" style:font-size-asian="12pt" style:font-weight-asian="normal" style:font-size-complex="12pt" style:font-weight-complex="normal"/>
    </style:style>
    <style:style style:name="T6" style:family="text">
      <style:text-properties style:font-name="Liberation Mono" fo:font-size="12pt" style:font-name-asian="Liberation Mono" style:font-size-asian="12pt" style:font-size-complex="12pt"/>
    </style:style>
    <style:style style:name="T7" style:family="text">
      <style:text-properties style:font-name="Liberation Mono" fo:font-size="12pt" officeooo:rsid="001c7bdc" style:font-name-asian="Liberation Mono" style:font-size-asian="12pt" style:font-size-complex="12pt"/>
    </style:style>
    <style:style style:name="T8" style:family="text">
      <style:text-properties style:font-name="Liberation Mono" fo:font-size="12pt" officeooo:rsid="001c518e" style:font-name-asian="Liberation Mono" style:font-size-asian="12pt" style:font-size-complex="12pt"/>
    </style:style>
    <style:style style:name="T9" style:family="text">
      <style:text-properties style:font-name="Liberation Mono" fo:font-size="16pt" style:text-underline-style="none" fo:font-weight="bold" style:font-size-asian="16pt" style:font-weight-asian="bold" style:font-size-complex="16pt" style:font-weight-complex="bold"/>
    </style:style>
    <style:style style:name="T10" style:family="text">
      <style:text-properties style:font-name="Liberation Mono" fo:font-size="16pt" style:text-underline-style="none" fo:font-weight="bold" officeooo:rsid="001c518e" style:font-size-asian="16pt" style:font-weight-asian="bold" style:font-size-complex="16pt" style:font-weight-complex="bold"/>
    </style:style>
    <style:style style:name="T11" style:family="text">
      <style:text-properties style:font-name="Liberation Mono" fo:font-size="16pt" style:text-underline-style="none" fo:font-weight="bold" officeooo:rsid="001ffc94" style:font-size-asian="16pt" style:font-weight-asian="bold" style:font-size-complex="16pt" style:font-weight-complex="bold"/>
    </style:style>
    <style:style style:name="T12" style:family="text">
      <style:text-properties style:font-name="Liberation Mono" style:text-underline-style="none" fo:font-weight="normal" style:font-size-asian="10.5pt" style:font-weight-asian="normal" style:font-weight-complex="normal"/>
    </style:style>
    <style:style style:name="T13" style:family="text">
      <style:text-properties style:font-name="Liberation Mono" style:text-underline-style="none" fo:font-weight="normal" officeooo:rsid="001ffc94" style:font-size-asian="10.5pt" style:font-weight-asian="normal"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officeooo:rsid="001c7bdc"/>
    </style:style>
    <style:style style:name="T16" style:family="text">
      <style:text-properties officeooo:rsid="001ca2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35in" fo:text-indent="-0.25in" fo:margin-left="0.6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35in" fo:text-indent="-0.25in" fo:margin-left="0.8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35in" fo:text-indent="-0.25in" fo:margin-left="1.1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35in" fo:text-indent="-0.25in" fo:margin-left="1.3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35in" fo:text-indent="-0.25in" fo:margin-left="1.6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35in" fo:text-indent="-0.25in" fo:margin-left="1.8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35in" fo:text-indent="-0.25in" fo:margin-left="2.1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35in" fo:text-indent="-0.25in" fo:margin-left="2.3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35in" fo:text-indent="-0.25in" fo:margin-left="2.6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35in" fo:text-indent="-0.25in" fo:margin-left="2.88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Installation of cuda 10.1 in ubuntu </text:span><text:line-break/></text:p>
      <text:list xml:id="list2129415540" text:style-name="L1">
        <text:list-item>
          <text:p text:style-name="P38"><text:span text:style-name="Source_20_Text"><text:span text:style-name="T1">sudo apt-get install build-essential dkms</text:span></text:span></text:p>
        </text:list-item>
        <text:list-item>
          <text:p text:style-name="P38"><text:span text:style-name="Source_20_Text"><text:span text:style-name="T1">sudo apt-get install freeglut3 freeglut3-dev libxi-dev libxmu-dev</text:span></text:span></text:p>
        </text:list-item>
        <text:list-item>
          <text:p text:style-name="P9"><text:span text:style-name="T1">Go to the </text:span><text:a xlink:type="simple" xlink:href="https://developer.nvidia.com/cuda-zone" text:style-name="Internet_20_link" text:visited-style-name="Visited_20_Internet_20_Link">CUDA Zone</text:a><text:span text:style-name="T1"> and click the Download Now button. Then choose Linux →x86_64 → Ubuntu → 18.04 → deb(network)</text:span></text:p>
        </text:list-item>
        <text:list-item>
          <text:p text:style-name="P8"><text:span text:style-name="T2"><text:s/></text:span><text:span text:style-name="Source_20_Text"><text:span text:style-name="T1">sudo dpkg -i cuda-repo-ubuntu1804_10.0.130-1_amd64.deb </text:span></text:span><text:span text:style-name="Source_20_Text"><text:span text:style-name="T2">(downloaded installer file)</text:span></text:span></text:p>
        </text:list-item>
        <text:list-item>
          <text:p text:style-name="P37"><text:span text:style-name="Source_20_Text"><text:span text:style-name="T2">sudo apt-key adv --fetch-keys </text:span></text:span><text:a xlink:type="simple" xlink:href="https://developer.download.nvidia.com/compute/cuda/repos/ubuntu1804/x86_64/7fa2af80.pub" text:style-name="Internet_20_link" text:visited-style-name="Visited_20_Internet_20_Link"><text:span text:style-name="Source_20_Text">https://developer.download.nvidia.com/compute/cuda/repos/ubuntu1804/x86_64/7fa2af80.pub</text:span></text:a><text:span text:style-name="Source_20_Text"><text:span text:style-name="T2"> (key will be generated after the running the package) </text:span></text:span></text:p>
        </text:list-item>
        <text:list-item>
          <text:p text:style-name="P37"><text:span text:style-name="Source_20_Text"><text:span text:style-name="T1">sudo apt-get update</text:span></text:span></text:p>
        </text:list-item>
        <text:list-item>
          <text:p text:style-name="P38"><text:span text:style-name="Source_20_Text"><text:span text:style-name="T1">sudo apt-get install cuda</text:span></text:span></text:p>
        </text:list-item>
        <text:list-item>
          <text:p text:style-name="P38"><text:span text:style-name="Strong_20_Emphasis"><text:span text:style-name="T3">Now reboot.</text:span></text:span></text:p>
        </text:list-item>
        <text:list-item>
          <text:p text:style-name="P38"><text:span text:style-name="Source_20_Text"><text:span text:style-name="T1">Nvidia-smi (to check whether cuda is installed)</text:span></text:span></text:p>
        </text:list-item>
        <text:list-item>
          <text:p text:style-name="P38"><text:span text:style-name="Source_20_Text"><text:span text:style-name="T1">create file cuda10.1-env</text:span></text:span></text:p>
        </text:list-item>
        <text:list-item>
          <text:p text:style-name="P38"><text:span text:style-name="Source_20_Text"><text:span text:style-name="T1">Write the following lines in the cuda10.1-env file</text:span></text:span></text:p>
          <text:p text:style-name="P38"><text:span text:style-name="Source_20_Text"><text:span text:style-name="T1">export PATH=/usr/local/cuda-10.1/bin:/usr/local/cuda-10.1/NsightCompute-2019.1${PATH:+:${PATH}}</text:span></text:span></text:p>
          <text:p text:style-name="P38"><text:span text:style-name="Source_20_Text"><text:span text:style-name="T1">export CUDADIR=/usr/local/cuda-10.1</text:span></text:span></text:p>
          <text:p text:style-name="P38"><text:span text:style-name="Source_20_Text"><text:span text:style-name="T1">export LD_LIBRARY_PATH=$LD_LIBRARY_PATH:/usr/local/cuda-10.1/lib64</text:span></text:span></text:p>
        </text:list-item>
        <text:list-item>
          <text:p text:style-name="P38"><text:span text:style-name="Source_20_Text"><text:span text:style-name="T1">source cuda10.1-env</text:span></text:span></text:p>
        </text:list-item>
        <text:list-item>
          <text:p text:style-name="P38"><text:span text:style-name="Source_20_Text"><text:span text:style-name="T1">env | grep -i cuda ( To check the above written lines)</text:span></text:span></text:p>
        </text:list-item>
        <text:list-item>
          <text:p text:style-name="P38"><text:span text:style-name="Source_20_Text"><text:span text:style-name="T1">Go to samples for testing the CUDA samples</text:span></text:span></text:p>
        </text:list-item>
        <text:list-item>
          <text:p text:style-name="P38"><text:span text:style-name="Source_20_Text"><text:span text:style-name="T1">For example, go to Vectadd sample and use the following commands for compiling and visualization </text:span></text:span></text:p>
        </text:list-item>
        <text:list-item>
          <text:p text:style-name="P38"><text:span text:style-name="Source_20_Text"><text:span text:style-name="T1">nvcc Vectadd.cu -o Vectadd.out (for compiling)</text:span></text:span></text:p>
        </text:list-item>
        <text:list-item>
          <text:p text:style-name="P38"><text:span text:style-name="Source_20_Text"><text:span text:style-name="T1">./Vectadd.out (for running) </text:span></text:span></text:p>
        </text:list-item>
        <text:list-item>
          <text:p text:style-name="P38"><text:span text:style-name="Source_20_Text"><text:span text:style-name="T1">sudo nvprof ./Vectadd.out (for visualizing GPU performance)</text:span></text:span></text:p>
        </text:list-item>
      </text:list>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P1"><text:span text:style-name="Source_20_Text"><text:span text:style-name="T9">Installation of OpenCV 3.3.1 with cuda 10.1 in ubuntu </text:span></text:span></text:p>
      <text:p text:style-name="P1"><text:span text:style-name="Source_20_Text"><text:span text:style-name="T10"/></text:span></text:p>
      <text:list xml:id="list204945713886879" text:continue-numbering="true" text:style-name="L1">
        <text:list-item>
          <text:p text:style-name="P38"><text:span text:style-name="Source_20_Text"><text:span text:style-name="T4">sudo apt-get update</text:span></text:span></text:p>
        </text:list-item>
        <text:list-item>
          <text:p text:style-name="P37"><text:span text:style-name="Source_20_Text"><text:span text:style-name="T5">sudo apt-get upgrade</text:span></text:span></text:p>
          <text:p text:style-name="P37"><text:span text:style-name="Source_20_Text"><text:span text:style-name="T5"># Remove any previous installations of x264&lt;/h3&gt;</text:span></text:span></text:p>
        </text:list-item>
        <text:list-item>
          <text:p text:style-name="P39">sudo apt-get remove x264 libx264-dev</text:p>
        </text:list-item>
        <text:list-item>
          <text:p text:style-name="P38"><text:span text:style-name="Source_20_Text"><text:span text:style-name="T4">sudo apt-get install build-essential checkinstall cmake pkg-config yasm</text:span></text:span></text:p>
        </text:list-item>
        <text:list-item>
          <text:p text:style-name="P40">sudo apt-get install git gfortran</text:p>
        </text:list-item>
        <text:list-item>
          <text:p text:style-name="P40">sudo apt-get install libjpeg8-dev libjasper-dev libpng12-dev</text:p>
        </text:list-item>
        <text:list-item>
          <text:p text:style-name="P40">sudo apt-get install libtiff5-dev</text:p>
        </text:list-item>
        <text:list-item>
          <text:p text:style-name="P40"><text:soft-page-break/>sudo apt-get install libavcodec-dev libavformat-dev libswscale-dev libdc1394-22-dev</text:p>
        </text:list-item>
        <text:list-item>
          <text:p text:style-name="P40">sudo apt-get install libxine2-dev libv4l-dev</text:p>
        </text:list-item>
        <text:list-item>
          <text:p text:style-name="P40">sudo apt-get install libgstreamer0.10-dev libgstreamer-plugins-base0.10-dev</text:p>
        </text:list-item>
        <text:list-item>
          <text:p text:style-name="P40">sudo apt-get install qt5-default libgtk2.0-dev libtbb-dev</text:p>
        </text:list-item>
        <text:list-item>
          <text:p text:style-name="P40">sudo apt-get install libatlas-base-dev</text:p>
        </text:list-item>
        <text:list-item>
          <text:p text:style-name="P40">sudo apt-get install libfaac-dev libmp3lame-dev libtheora-dev</text:p>
        </text:list-item>
        <text:list-item>
          <text:p text:style-name="P40">sudo apt-get install libvorbis-dev libxvidcore-dev</text:p>
        </text:list-item>
        <text:list-item>
          <text:p text:style-name="P40">sudo apt-get install libopencore-amrnb-dev libopencore-amrwb-dev</text:p>
        </text:list-item>
        <text:list-item>
          <text:p text:style-name="P40">sudo apt-get install x264 v4l-utils</text:p>
          <text:p text:style-name="P40"/>
          <text:p text:style-name="P15"># Optional dependencies</text:p>
        </text:list-item>
        <text:list-item>
          <text:p text:style-name="P14">sudo apt-get install libprotobuf-dev protobuf-compiler</text:p>
        </text:list-item>
        <text:list-item>
          <text:p text:style-name="P14">sudo apt-get install libgoogle-glog-dev libgflags-dev</text:p>
        </text:list-item>
        <text:list-item>
          <text:p text:style-name="P14">sudo apt-get install libgphoto2-dev libeigen3-dev libhdf5-dev doxygen</text:p>
          <text:p text:style-name="P15"># Install Python libraries</text:p>
        </text:list-item>
        <text:list-item>
          <text:p text:style-name="P14">sudo apt-get install python-dev python-pip python3-dev python3-pip</text:p>
        </text:list-item>
        <text:list-item>
          <text:p text:style-name="P14">sudo -H pip2 install -U pip numpy</text:p>
        </text:list-item>
        <text:list-item>
          <text:p text:style-name="P14">sudo -H pip3 install -U pip numpy</text:p>
        </text:list-item>
      </text:list>
      <text:p text:style-name="P3"># Install virtual environment</text:p>
      <text:list xml:id="list499967424" text:style-name="L2">
        <text:list-item>
          <text:p text:style-name="P17">sudo pip2 install virtualenv virtualenvwrapper</text:p>
        </text:list-item>
        <text:list-item>
          <text:p text:style-name="P17">sudo pip3 install virtualenv virtualenvwrapper</text:p>
        </text:list-item>
        <text:list-item>
          <text:p text:style-name="P17">echo "# Virtual Environment Wrapper"  &gt;&gt; ~/.bashrc</text:p>
        </text:list-item>
        <text:list-item>
          <text:p text:style-name="P16">echo "source /usr/local/bin/</text:p>
        </text:list-item>
        <text:list-item>
          <text:p text:style-name="P16">source ~/.bashrc</text:p>
        </text:list-item>
      </text:list>
      <text:p text:style-name="P2">############ For Python 2 ############</text:p>
      <text:p text:style-name="P2"># create virtual environment</text:p>
      <text:list xml:id="list91638067" text:style-name="L3">
        <text:list-item>
          <text:p text:style-name="P18">mkvirtualenv facecourse-py2 -p python2</text:p>
        </text:list-item>
        <text:list-item>
          <text:p text:style-name="P18">workon facecourse-py2</text:p>
        </text:list-item>
      </text:list>
      <text:p text:style-name="P2"># now install python libraries within this virtual environment</text:p>
      <text:list xml:id="list3175149402" text:style-name="L4">
        <text:list-item>
          <text:p text:style-name="P19">pip install numpy scipy matplotlib scikit-image scikit-learn ipython</text:p>
        </text:list-item>
      </text:list>
      <text:p text:style-name="P2"># quit virtual environment</text:p>
      <text:list xml:id="list112161170" text:style-name="L5">
        <text:list-item>
          <text:p text:style-name="P20"><text:soft-page-break/>deactivate</text:p>
        </text:list-item>
      </text:list>
      <text:p text:style-name="P2">############ For Python 3 ############</text:p>
      <text:p text:style-name="P2"># create virtual environment</text:p>
      <text:list xml:id="list3566275373" text:style-name="L6">
        <text:list-item>
          <text:p text:style-name="P21">mkvirtualenv facecourse-py3 -p python3</text:p>
        </text:list-item>
        <text:list-item>
          <text:p text:style-name="P21">workon facecourse-py3</text:p>
        </text:list-item>
      </text:list>
      <text:p text:style-name="P2"># now install python libraries within this virtual environment</text:p>
      <text:list xml:id="list1032835306" text:style-name="L7">
        <text:list-item>
          <text:p text:style-name="P22">pip install numpy scipy matplotlib scikit-image scikit-learn ipython</text:p>
        </text:list-item>
      </text:list>
      <text:p text:style-name="P2"># quit virtual environment</text:p>
      <text:list xml:id="list1998490941" text:style-name="L8">
        <text:list-item>
          <text:p text:style-name="P23">deactivate</text:p>
        </text:list-item>
      </text:list>
      <text:p text:style-name="P2"># OpenCv</text:p>
      <text:list xml:id="list2023787571" text:style-name="L9">
        <text:list-item>
          <text:p text:style-name="P34"><text:span text:style-name="T6">git clone </text:span><text:a xlink:type="simple" xlink:href="https://github.com/opencv/opencv.git" office:target-frame-name="_blank" xlink:show="new" text:style-name="Internet_20_link" text:visited-style-name="Visited_20_Internet_20_Link"><text:span text:style-name="T6">https://github.com/opencv/</text:span></text:a></text:p>
        </text:list-item>
        <text:list-item>
          <text:p text:style-name="P24">cd opencv</text:p>
        </text:list-item>
        <text:list-item>
          <text:p text:style-name="P24">git checkout 3.3.1</text:p>
        </text:list-item>
        <text:list-item>
          <text:p text:style-name="P24">cd ..</text:p>
        </text:list-item>
      </text:list>
      <text:p text:style-name="P2"/>
      <text:list xml:id="list3758010551" text:style-name="L10">
        <text:list-item>
          <text:p text:style-name="P35"><text:span text:style-name="T6">git clone </text:span><text:a xlink:type="simple" xlink:href="https://github.com/opencv/opencv_contrib.git" office:target-frame-name="_blank" xlink:show="new" text:style-name="Internet_20_link" text:visited-style-name="Visited_20_Internet_20_Link"><text:span text:style-name="T6">https://github.com/opencv/</text:span></text:a></text:p>
        </text:list-item>
        <text:list-item>
          <text:p text:style-name="P25">cd opencv_contrib</text:p>
        </text:list-item>
        <text:list-item>
          <text:p text:style-name="P25">git checkout 3.3.1</text:p>
        </text:list-item>
        <text:list-item>
          <text:p text:style-name="P25">cd ..</text:p>
        </text:list-item>
      </text:list>
      <text:p text:style-name="P2"># Build (go to <text:span text:style-name="T15">bui</text:span>ld directory)</text:p>
      <text:list xml:id="list2772788945" text:style-name="L11">
        <text:list-item>
          <text:p text:style-name="P26">sudo rm /usr/lib/x86_64-linux-gnu/</text:p>
        </text:list-item>
        <text:list-item>
          <text:p text:style-name="P26">sudo rm /usr/lib/x86_64-linux-gnu/</text:p>
        </text:list-item>
      </text:list>
      <text:p text:style-name="P2">if you have installed nvidia driver,</text:p>
      <text:list xml:id="list2057436221" text:style-name="L12">
        <text:list-item>
          <text:p text:style-name="P27">sudo ln /usr/lib/nvidia-384/libEGL.so.</text:p>
        </text:list-item>
        <text:list-item>
          <text:p text:style-name="P27">sudo ln /usr/lib/nvidia-384/libGL.so.1 /usr/lib/x86_64-linux-gnu/</text:p>
        </text:list-item>
        <text:list-item>
          <text:p text:style-name="P36"><text:span text:style-name="T6">cmake -D CMAKE_BUILD_TYPE=RELEASE -D CMAKE_INSTALL_PREFIX=/usr/</text:span><text:span text:style-name="T7">local </text:span><text:span text:style-name="T6">-D INSTALL_C_EXAMPLES=ON -D INSTALL_PYTHON_EXAMPLES=ON -D WITH_CUDA=O</text:span><text:span text:style-name="T7">N </text:span><text:span text:style-name="T6">-D BUILD_opencv_cudacodec=OFF -D WITH_TBB=ON -D WITH_V4L=ON -D WITH_OPENGL=ON -D </text:span><text:soft-page-break/><text:span text:style-name="T6">OPENCV_EXTRA_MODULES_PATH=../../</text:span><text:span text:style-name="T7">opencv_contrib/modules</text:span><text:span text:style-name="T6"> -D BUILD_EXAMPLES=ON ..</text:span></text:p>
        </text:list-item>
      </text:list>
      <text:list xml:id="list2829359804" text:style-name="L13">
        <text:list-item>
          <text:p text:style-name="P28">make -j4 <text:span text:style-name="T15">(4-number of cores)</text:span></text:p>
        </text:list-item>
        <text:list-item>
          <text:p text:style-name="P28">sudo make install</text:p>
        </text:list-item>
        <text:list-item>
          <text:p text:style-name="P28">sudo sh -c 'echo "/usr/local/lib" &gt;&gt; /etc/ld.so.conf.d/opencv.conf'</text:p>
        </text:list-item>
        <text:list-item>
          <text:p text:style-name="P28">sudo ldconfig</text:p>
        </text:list-item>
      </text:list>
      <text:p text:style-name="P2"/>
      <text:p text:style-name="P4">Running the Hog sample with openCV</text:p>
      <text:list xml:id="list2810725965" text:style-name="L14">
        <text:list-item>
          <text:p text:style-name="P29">go to Gpu samples in opencv directory</text:p>
        </text:list-item>
        <text:list-item>
          <text:p text:style-name="P29">Take a backup of CmakeLists.txt file I.e copy this file into another file with different name</text:p>
        </text:list-item>
        <text:list-item>
          <text:p text:style-name="P29">Edit the CmakeLists.txt with following lines</text:p>
          <text:list>
            <text:list-item>
              <text:p text:style-name="P29">cmake_minimum_required(VERSION 3.10)</text:p>
            </text:list-item>
            <text:list-item>
              <text:p text:style-name="P29">project(HogCode)</text:p>
            </text:list-item>
            <text:list-item>
              <text:p text:style-name="P29">find_package(OpenCV REQUIRED)</text:p>
            </text:list-item>
            <text:list-item>
              <text:p text:style-name="P29">add_executable(HogCode hog.cpp)</text:p>
            </text:list-item>
            <text:list-item>
              <text:p text:style-name="P29">target_link_libraries(HogCode ${OpenCV_LIBS})</text:p>
            </text:list-item>
          </text:list>
        </text:list-item>
        <text:list-item>
          <text:p text:style-name="P29">Then do the following commands to run the file</text:p>
        </text:list-item>
        <text:list-item>
          <text:p text:style-name="P29">cmake .</text:p>
        </text:list-item>
        <text:list-item>
          <text:p text:style-name="P30">Make</text:p>
        </text:list-item>
        <text:list-item>
          <text:p text:style-name="P30">./HogCode --video sample_video.mp4</text:p>
        </text:list-item>
      </text:list>
      <text:p text:style-name="P5"/>
      <text:p text:style-name="P6">Here depending on the sample you are running, change the project <text:s/>name in CmakeLists.txt and run the the command.</text:p>
      <text:p text:style-name="P6">The arguments it can take can be video or photo like </text:p>
      <text:list xml:id="list1038695061" text:style-name="L15">
        <text:list-item>
          <text:p text:style-name="P31">./HogCode --video sample_video.mp4 <text:span text:style-name="T16">(video should be in that folder)</text:span></text:p>
        </text:list-item>
        <text:list-item>
          <text:p text:style-name="P32">./HogCode road.jpg (for pictures – should be in that folder)</text:p>
        </text:list-item>
      </text:list>
      <text:p text:style-name="P6"/>
      <text:p text:style-name="P6"/>
      <text:p text:style-name="P6"><text:soft-page-break/></text:p>
      <text:p text:style-name="P10"><text:span text:style-name="Source_20_Text"><text:span text:style-name="T9">Installation of </text:span></text:span><text:span text:style-name="Source_20_Text"><text:span text:style-name="T11">TX2 board</text:span></text:span></text:p>
      <text:p text:style-name="P10"><text:span text:style-name="Source_20_Text"><text:span text:style-name="T11"/></text:span></text:p>
      <text:list xml:id="list3322660891" text:style-name="L16">
        <text:list-item>
          <text:p text:style-name="P11"><text:span text:style-name="Source_20_Text"><text:span text:style-name="T12">Download the installer </text:span></text:span><text:span text:style-name="Source_20_Text"><text:span text:style-name="T13">Jetpack 3.3</text:span></text:span></text:p>
          <text:p text:style-name="P11"><text:span text:style-name="Source_20_Text"><text:span text:style-name="T13"/></text:span></text:p>
          <text:p text:style-name="P11"><text:span text:style-name="Source_20_Text"><text:span text:style-name="T13"># Navigate to the folder where you wish to install the tools</text:span></text:span></text:p>
        </text:list-item>
        <text:list-item>
          <text:p text:style-name="P11"><text:span text:style-name="Source_20_Text"><text:span text:style-name="T13">$ mkdir ~/.bin/jetson</text:span></text:span></text:p>
        </text:list-item>
        <text:list-item>
          <text:p text:style-name="P11"><text:span text:style-name="Source_20_Text"><text:span text:style-name="T13">$ cd ~/.bin/jetson</text:span></text:span></text:p>
          <text:p text:style-name="P11"><text:span text:style-name="Source_20_Text"><text:span text:style-name="T13"/></text:span></text:p>
          <text:p text:style-name="P11"><text:span text:style-name="Source_20_Text"><text:span text:style-name="T13"># Copy the installer from its downloaded location to this folder</text:span></text:span></text:p>
        </text:list-item>
        <text:list-item>
          <text:p text:style-name="P11"><text:span text:style-name="Source_20_Text"><text:span text:style-name="T13">$ cp ~/Downloads/JetPack-L4T-3.3-linux-x64_b39.run</text:span></text:span></text:p>
          <text:p text:style-name="P11"><text:span text:style-name="Source_20_Text"><text:span text:style-name="T13"/></text:span></text:p>
          <text:p text:style-name="P11"><text:span text:style-name="Source_20_Text"><text:span text:style-name="T13"># Make it executable</text:span></text:span></text:p>
        </text:list-item>
        <text:list-item>
          <text:p text:style-name="P11"><text:span text:style-name="Source_20_Text"><text:span text:style-name="T13">$ chmod +x ./JetPack-L4T-3.3-linux-x64_b39.run</text:span></text:span></text:p>
          <text:p text:style-name="P11"><text:span text:style-name="Source_20_Text"><text:span text:style-name="T13"/></text:span></text:p>
          <text:p text:style-name="P11"><text:span text:style-name="Source_20_Text"><text:span text:style-name="T13"># Run the installer</text:span></text:span></text:p>
        </text:list-item>
        <text:list-item>
          <text:p text:style-name="P11"><text:span text:style-name="Source_20_Text"><text:span text:style-name="T13">$ ./JetPack-L4T-3.3-linux-x64_b39.run</text:span></text:span></text:p>
          <text:p text:style-name="P11"/>
        </text:list-item>
        <text:list-item>
          <text:p text:style-name="P11">During the components installation step you need only to select ‘Clear Actions’ and then select ‘28.2.1’ by</text:p>
          <text:p text:style-name="P11">clicking the Action column next to ‘Flash OS Image to Target’.</text:p>
        </text:list-item>
      </text:list>
      <text:p text:style-name="P10"/>
      <text:list xml:id="list204945999370308" text:continue-numbering="true" text:style-name="L16">
        <text:list-item>
          <text:p text:style-name="P12"><text:span text:style-name="T8">A</text:span><text:span text:style-name="T6">fter host installation is done, we have to do the board installation.</text:span></text:p>
        </text:list-item>
        <text:list-item>
          <text:p text:style-name="P12"><text:span text:style-name="T6">Power off the board .i.e remove the supply and connect Micro usb cable between host and board.</text:span></text:p>
        </text:list-item>
        <text:list-item>
          <text:p text:style-name="P12"><text:span text:style-name="T6">Then connect the supply and power on the board by pressing power button</text:span></text:p>
        </text:list-item>
        <text:list-item>
          <text:p text:style-name="P12"><text:span text:style-name="T6">Then change to force recovery mode by holding on the recovery button and press reset button once and wait for 5 secs. Then release the recovery button. After this step, click enter in the post installation window.</text:span></text:p>
        </text:list-item>
        <text:list-item>
          <text:p text:style-name="P12"><text:span text:style-name="T6">Once the installation is complete, disconnect the cables and your board is loaded with ubunutu 16.04 OS. We can connect keyboard, mouse, monitor, Ethernet cables to the TX2 board and use it as a separate syste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9:30:03.829702469</meta:creation-date>
    <dc:date>2019-05-25T20:49:44.751585966</dc:date>
    <meta:editing-duration>PT12M11S</meta:editing-duration>
    <meta:editing-cycles>2</meta:editing-cycles>
    <meta:generator>LibreOffice/6.0.7.3$Linux_X86_64 LibreOffice_project/00m0$Build-3</meta:generator>
    <meta:document-statistic meta:table-count="0" meta:image-count="0" meta:object-count="0" meta:page-count="5" meta:paragraph-count="131" meta:word-count="898" meta:character-count="6160" meta:non-whitespace-character-count="5492"/>
  </office:meta>
</office:document-meta>
</file>